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fo:font-weight="bold" officeooo:rsid="001432e6" officeooo:paragraph-rsid="001432e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3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432e6" officeooo:paragraph-rsid="001432e6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text-underline-style="none" fo:font-weight="normal" officeooo:rsid="001432e6" officeooo:paragraph-rsid="001432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432e6" officeooo:paragraph-rsid="001432e6" style:font-weight-asian="normal" style:font-weight-complex="normal"/>
    </style:style>
    <style:style style:name="P7" style:family="paragraph" style:parent-style-name="Standard" style:list-style-name="L2">
      <style:paragraph-properties style:writing-mode="lr-tb"/>
      <style:text-properties style:text-underline-style="none" fo:font-weight="normal" officeooo:rsid="00160587" officeooo:paragraph-rsid="00160587" style:font-weight-asian="normal" style:font-weight-complex="normal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9" style:family="paragraph" style:parent-style-name="Standard" style:list-style-name="L1">
      <style:paragraph-properties style:writing-mode="lr-tb"/>
      <style:text-properties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fo:font-weight="bold" officeooo:rsid="001432e6" officeooo:paragraph-rsid="0017cc1a" style:font-weight-asian="bold" style:font-weight-complex="bold"/>
    </style:style>
    <style:style style:name="P11" style:family="paragraph" style:parent-style-name="Standard" style:list-style-name="L2">
      <style:paragraph-properties style:writing-mode="lr-tb"/>
      <style:text-properties style:text-underline-style="solid" style:text-underline-width="auto" style:text-underline-color="font-color" fo:font-weight="bold" officeooo:rsid="00160587" officeooo:paragraph-rsid="00160587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9211e" loext:opacity="100%"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</text:p>
      <text:p text:style-name="P2">Topic:<text:span text:style-name="T2"> Football Player data driven valuation </text:span></text:p>
      <text:p text:style-name="P4"/>
      <text:list xml:id="list1576170540" text:style-name="L1">
        <text:list-item>
          <text:p text:style-name="P8"><text:span text:style-name="T1">Football: </text:span><text:span text:style-name="T2">(Team Not Decided yet)</text:span></text:p>
        </text:list-item>
        <text:list-item>
          <text:p text:style-name="P10"><text:span text:style-name="T1">Data source: </text:span></text:p>
          <text:list>
            <text:list-item>
              <text:list>
                <text:list-item>
                  <text:p text:style-name="P10"><text:span text:style-name="T2">Fbref.com</text:span></text:p>
                </text:list-item>
                <text:list-item>
                  <text:p text:style-name="P10"><text:a xlink:type="simple" xlink:href="http://www.kaggle.com/" text:style-name="Internet_20_link" text:visited-style-name="Visited_20_Internet_20_Link"><text:span text:style-name="T2">www.kaggle.com</text:span></text:a></text:p>
                </text:list-item>
                <text:list-item>
                  <text:p text:style-name="P10"><text:span text:style-name="T2">whoScored.com</text:span></text:p>
                </text:list-item>
              </text:list>
            </text:list-item>
            <text:list-item>
              <text:p text:style-name="P6">What to look for:</text:p>
              <text:list>
                <text:list-item>
                  <text:p text:style-name="P8"><text:span text:style-name="T1">Team Success:</text:span><text:span text:style-name="T2"> Expected goals per player in game, <text:s/>Assists ect</text:span></text:p>
                </text:list-item>
                <text:list-item>
                  <text:p text:style-name="P8"><text:span text:style-name="T1">Player Value:</text:span><text:span text:style-name="T2"> Can we see how to player is contributing to the team?</text:span></text:p>
                </text:list-item>
                <text:list-item>
                  <text:p text:style-name="P9"><text:span text:style-name="T1">Cost Efficiency: </text:span><text:span text:style-name="T2">Using the player value and actual cost (Salary/ transer fee), can we identify which players have the most </text:span><text:span text:style-name="T1">overvalue</text:span><text:span text:style-name="T2"> and </text:span><text:span text:style-name="T1">undervalued</text:span><text:span text:style-name="T2"> </text:span><text:span text:style-name="T1">player</text:span><text:span text:style-name="T2"> in there in the team or </text:span><text:span text:style-name="T1">team</text:span><text:span text:style-name="T2"> in the league </text:span><text:span text:style-name="T3">to be decided</text:span><text:span text:style-name="T2">.</text:span></text:p>
                </text:list-item>
              </text:list>
            </text:list-item>
          </text:list>
        </text:list-item>
      </text:list>
      <text:p text:style-name="P5"/>
      <text:p text:style-name="P3">Poster Structure:</text:p>
      <text:p text:style-name="P3"/>
      <text:list xml:id="list46846585" text:style-name="L2">
        <text:list-item>
          <text:p text:style-name="P11">Introduction (Top of poster)</text:p>
          <text:list>
            <text:list-item>
              <text:p text:style-name="P7">Hook: Moneyball Concept ()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3:02:12.290283930</meta:creation-date>
    <dc:date>2025-10-07T15:16:37.936511554</dc:date>
    <meta:editing-duration>PT3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02" meta:character-count="575" meta:non-whitespace-character-count="494"/>
  </office:meta>
</office:document-meta>
</file>